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PromtImperial" svg:font-family="PromtImperial, 'Trebuchet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fo:language="en" fo:country="US" style:font-size-asian="10pt" style:language-asian="en" style:country-asian="US"/>
    </style:style>
    <style:style style:name="P2" style:family="paragraph" style:parent-style-name="Standard">
      <style:paragraph-properties style:snap-to-layout-grid="false"/>
      <style:text-properties fo:font-size="8pt" style:font-size-asian="8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P4" style:family="paragraph" style:parent-style-name="Standard">
      <style:paragraph-properties style:snap-to-layout-grid="false"/>
      <style:text-properties fo:font-size="8pt" fo:language="en" fo:country="US" style:font-size-asian="8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8pt" fo:language="en" fo:country="US" style:font-size-asian="8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size="8pt" fo:font-style="italic" fo:font-weight="bold" style:font-size-asian="8pt" style:font-style-asian="italic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fo:language="en" fo:country="US" fo:font-style="italic" fo:font-weight="bold" style:font-size-asian="8pt" style:font-style-asian="italic" style:font-weight-asian="bold" style:font-name-complex="Arial"/>
    </style:style>
    <style:style style:name="P10" style:family="paragraph" style:parent-style-name="Standard">
      <style:text-properties style:font-name="Arial" fo:font-size="9pt" style:font-size-asian="9pt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12" style:family="paragraph" style:parent-style-name="Standard">
      <style:text-properties style:font-name="Arial" fo:font-size="9pt" fo:font-style="italic" fo:font-weight="bold" officeooo:rsid="001d4feb" officeooo:paragraph-rsid="001d4feb" style:font-size-asian="9pt" style:font-style-asian="italic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size="9pt" fo:font-style="italic" fo:font-weight="bold" officeooo:rsid="0021928e" officeooo:paragraph-rsid="0020e8d2" style:font-size-asian="9pt" style:font-style-asian="italic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size="9pt" fo:font-style="italic" fo:font-weight="bold" officeooo:rsid="00202aab" officeooo:paragraph-rsid="00202aab" style:font-size-asian="9pt" style:font-style-asian="italic" style:font-weight-asian="bold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size="9pt" fo:language="ro" fo:country="MD" fo:font-style="italic" fo:font-weight="bold" style:font-size-asian="9pt" style:font-style-asian="italic" style:font-weight-asian="bold" style:font-name-complex="Arial"/>
    </style:style>
    <style:style style:name="P18" style:family="paragraph" style:parent-style-name="Standard">
      <style:paragraph-properties fo:text-align="center" style:justify-single-word="false"/>
      <style:text-properties style:font-name="Arial" officeooo:rsid="001d4feb" officeooo:paragraph-rsid="001d4feb" style:font-name-complex="Arial"/>
    </style:style>
    <style:style style:name="P19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4pt" fo:language="en" fo:country="US" style:font-name-asian="Calibri" style:font-size-asian="14pt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22" style:family="paragraph" style:parent-style-name="Standard">
      <style:paragraph-properties style:snap-to-layout-grid="false"/>
      <style:text-properties fo:font-size="9pt" style:font-size-asian="9pt"/>
    </style:style>
    <style:style style:name="P23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bold" officeooo:rsid="001d4feb" officeooo:paragraph-rsid="001d4feb" style:font-size-asian="11pt" style:font-style-asian="italic" style:font-weight-asian="bold" style:font-name-complex="Arial" style:font-size-complex="11pt"/>
    </style:style>
    <style:style style:name="P24" style:family="paragraph" style:parent-style-name="Standard">
      <style:text-properties fo:font-size="2pt" style:font-size-asian="2pt"/>
    </style:style>
    <style:style style:name="P25" style:family="paragraph" style:parent-style-name="Standard">
      <style:text-properties fo:font-size="2pt" fo:language="en" fo:country="US" style:font-size-asian="2pt"/>
    </style:style>
    <style:style style:name="P26" style:family="paragraph" style:parent-style-name="Standard">
      <style:paragraph-properties fo:margin-left="-0.0752in" fo:margin-right="-0.0752in" fo:text-align="center" style:justify-single-word="false" fo:text-indent="0in" style:auto-text-indent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P27" style:family="paragraph" style:parent-style-name="Standard">
      <style:paragraph-properties fo:margin-left="-0.0752in" fo:margin-right="-0.0752in" fo:margin-top="0.028in" fo:margin-bottom="0in" loext:contextual-spacing="false" fo:text-align="center" style:justify-single-word="false" fo:text-indent="0in" style:auto-text-indent="false"/>
      <style:text-properties style:font-name="Arial" fo:font-size="8pt" fo:font-style="italic" fo:font-weight="bold" style:font-size-asian="8pt" style:font-style-asian="italic" style:font-weight-asian="bold" style:font-name-complex="Arial"/>
    </style:style>
    <style:style style:name="P28" style:family="paragraph" style:parent-style-name="Standard">
      <style:paragraph-properties fo:margin-left="-0.0902in" fo:margin-right="-0.0783in" fo:text-align="center" style:justify-single-word="false" fo:text-indent="0in" style:auto-text-indent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P29" style:family="paragraph" style:parent-style-name="Standard">
      <style:paragraph-properties fo:margin-left="-0.0902in" fo:margin-right="-0.0783in" fo:text-align="center" style:justify-single-word="false" fo:text-indent="0in" style:auto-text-indent="false"/>
      <style:text-properties style:font-name="Arial" fo:font-size="9pt" fo:font-weight="bold" officeooo:rsid="002533a5" officeooo:paragraph-rsid="002533a5" style:font-size-asian="9pt" style:font-weight-asian="bold" style:font-name-complex="Arial"/>
    </style:style>
    <style:style style:name="P30" style:family="paragraph" style:parent-style-name="Standard">
      <style:paragraph-properties fo:margin-left="-0.0902in" fo:margin-right="-0.0783in" fo:text-align="center" style:justify-single-word="false" fo:text-indent="0in" style:auto-text-indent="false" style:snap-to-layout-grid="false"/>
      <style:text-properties style:font-name="Arial" fo:font-size="9pt" fo:font-weight="bold" officeooo:rsid="0025e8a9" officeooo:paragraph-rsid="0025e8a9" style:font-size-asian="9pt" style:font-weight-asian="bold" style:font-name-complex="Arial"/>
    </style:style>
    <style:style style:name="P31" style:family="paragraph" style:parent-style-name="Standard">
      <style:paragraph-properties fo:margin-left="-0.0902in" fo:margin-right="-0.0783in" fo:text-align="center" style:justify-single-word="false" fo:text-indent="0in" style:auto-text-indent="false" style:snap-to-layout-grid="false"/>
      <style:text-properties fo:font-size="9pt" style:font-size-asian="9pt"/>
    </style:style>
    <style:style style:name="P32" style:family="paragraph" style:parent-style-name="Standard">
      <style:paragraph-properties fo:margin-top="0.0417in" fo:margin-bottom="0in" loext:contextual-spacing="false" fo:text-align="center" style:justify-single-word="false"/>
      <style:text-properties style:font-name="Arial" fo:font-size="14pt" fo:language="en" fo:country="US" fo:font-style="italic" style:font-name-asian="Calibri" style:font-size-asian="14pt" style:font-style-asian="italic" style:font-name-complex="Arial" style:font-size-complex="14pt"/>
    </style:style>
    <style:style style:name="P33" style:family="paragraph" style:parent-style-name="Standard" style:master-page-name="Standard">
      <style:paragraph-properties fo:text-align="start" style:justify-single-word="false" style:page-number="2"/>
      <style:text-properties fo:font-size="12pt" fo:font-weight="bold" style:font-size-asian="12pt" style:language-asian="ru" style:country-asian="RU" style:font-weight-asian="bold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4pt" fo:language="en" fo:country="US" style:font-name-asian="Calibri" style:font-size-asian="14pt" style:font-name-complex="Arial"/>
    </style:style>
    <style:style style:name="T2" style:family="text">
      <style:text-properties style:font-name="Arial" fo:font-size="14pt" fo:language="en" fo:country="US" style:font-name-asian="Calibri" style:font-size-asian="14pt" style:font-name-complex="Arial" style:font-size-complex="14pt"/>
    </style:style>
    <style:style style:name="T3" style:family="text">
      <style:text-properties style:font-name="Arial" fo:font-size="14pt" style:font-name-asian="Calibri" style:font-size-asian="14pt" style:font-name-complex="Arial"/>
    </style:style>
    <style:style style:name="T4" style:family="text">
      <style:text-properties style:font-name="Arial" fo:font-size="14pt" style:font-name-asian="Calibri" style:font-size-asian="14pt" style:font-name-complex="Arial" style:font-size-complex="14pt"/>
    </style:style>
    <style:style style:name="T5" style:family="text">
      <style:text-properties style:font-name="Arial" fo:font-size="14pt" officeooo:rsid="001d4feb" style:font-name-asian="Calibri" style:font-size-asian="14pt" style:font-name-complex="Arial" style:font-size-complex="14pt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officeooo:rsid="001d4feb" style:font-name-complex="Arial"/>
    </style:style>
    <style:style style:name="T8" style:family="text"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T9" style:family="text">
      <style:text-properties style:font-name="Arial" fo:font-size="9pt" fo:language="ro" fo:country="MD" fo:font-style="italic" fo:font-weight="bold" style:font-size-asian="9pt" style:font-style-asian="italic" style:font-weight-asian="bold" style:font-name-complex="Arial"/>
    </style:style>
    <style:style style:name="T10" style:family="text">
      <style:text-properties officeooo:rsid="00273390"/>
    </style:style>
    <style:style style:name="gr1" style:family="graphic">
      <style:graphic-properties draw:stroke="solid" svg:stroke-width="0.0209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PromtImperial" svg:font-family="PromtImperial, 'Trebuchet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3pt" fo:language="ro" fo:country="RO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line-height="120%" fo:text-align="center" style:justify-single-word="false"/>
      <style:text-properties fo:font-size="10pt" fo:font-weight="bold" style:font-size-asian="10pt" style:font-weight-asian="bol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name-asian="PromtImperial" style:font-family-asian="PromtImperial, 'Trebuchet MS'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tyle="italic" fo:font-weight="bold" style:font-style-asian="italic" style:font-weight-asian="bold" style:font-size-complex="13pt" style:font-style-complex="italic" style:font-weight-complex="bold"/>
    </style:style>
    <style:style style:name="Ecuatie" style:family="paragraph" style:parent-style-name="Standard" style:next-style-name="Standard">
      <style:paragraph-properties fo:margin-top="0.0835in" fo:margin-bottom="0.0835in" loext:contextual-spacing="false"/>
      <style:text-properties style:font-name-asian="PromtImperial" style:font-family-asian="PromtImperial, 'Trebuchet MS'" style:font-family-generic-asian="swiss" style:font-pitch-asian="variable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paragraph-properties fo:margin-left="0.2957in" fo:margin-right="0in" fo:margin-top="0.0835in" fo:margin-bottom="0in" loext:contextual-spacing="false" fo:line-height="125%" fo:text-align="start" style:justify-single-word="false" fo:text-indent="-0.1972in" style:auto-text-indent="false"/>
      <style:text-properties fo:text-transform="uppercase" fo:color="#000000" style:font-name="Arial" fo:font-family="Arial" style:font-family-generic="swiss" style:font-pitch="variable" fo:language="en" fo:country="US" style:language-asian="en" style:country-asian="US" style:font-name-complex="Arial" style:font-family-complex="Arial" style:font-family-generic-complex="swiss" style:font-pitch-complex="variable" style:font-size-complex="13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5909in" fo:margin-right="0in" fo:line-height="125%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line-height="125%" fo:text-indent="0in" style:auto-text-indent="false"/>
    </style:style>
    <style:style style:name="Text_20_body_20_indent" style:display-name="Text body indent" style:family="paragraph" style:parent-style-name="Standard" style:class="text">
      <style:paragraph-properties fo:margin-left="0in" fo:margin-right="-0.5319in" fo:text-align="center" style:justify-single-word="false" fo:text-indent="0in" style:auto-text-indent="false"/>
      <style:text-properties fo:font-size="12pt" fo:font-weight="bold" style:font-size-asian="12pt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fo:font-size="16pt" style:font-size-asian="16pt" style:font-name-complex="Courier New" style:font-family-complex="'Courier New'" style:font-family-generic-complex="modern" style:font-size-complex="16pt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Courier New" fo:font-family="'Courier New'" style:font-family-generic="modern" fo:font-size="16pt" style:font-size-asian="16pt" style:font-name-complex="Courier New" style:font-family-complex="'Courier New'" style:font-family-generic-complex="modern" style:font-size-complex="16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Courier New" fo:font-family="'Courier New'" style:font-family-generic="modern" fo:font-size="16pt" style:font-size-asian="16pt" style:font-name-complex="Courier New" style:font-family-complex="'Courier New'" style:font-family-generic-complex="modern" style:font-size-complex="16pt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fo:font-size="16pt" style:font-size-asian="16pt" style:font-name-complex="Courier New" style:font-family-complex="'Courier New'" style:font-family-generic-complex="modern" style:font-size-complex="16pt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2z1" style:num-suffix=".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  <style:text-properties style:font-name="Wingdings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3">
        <style:list-level-properties text:list-level-position-and-space-mode="label-alignment">
          <style:list-level-label-alignment text:label-followed-by="listtab" text:list-tab-stop-position="1.1902in" fo:text-indent="-0.698in" fo:margin-left="1.1902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984in" fo:text-indent="-0.25in" fo:margin-left="1.0984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984in" fo:text-indent="-0.1252in" fo:margin-left="1.5984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984in" fo:text-indent="-0.25in" fo:margin-left="2.0984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984in" fo:text-indent="-0.25in" fo:margin-left="2.5984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984in" fo:text-indent="-0.1252in" fo:margin-left="3.0984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984in" fo:text-indent="-0.25in" fo:margin-left="3.5984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984in" fo:text-indent="-0.25in" fo:margin-left="4.098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984in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  <style:text-properties style:font-name="Wingdings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5.5in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Courier New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Courier New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  <style:text-properties style:font-name="Courier New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4.7425in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Courier New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Courier New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  <style:text-properties style:font-name="Courier New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4.7425in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o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Courier New"/>
      </text:list-level-style-bullet>
      <text:list-level-style-bullet text:level="2" text:style-name="WW8Num22z0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4154in" fo:text-indent="-0.25in" fo:margin-left="0.4154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0543in" fo:text-indent="-0.698in" fo:margin-left="1.0543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1.1063in" fo:text-indent="-0.1252in" fo:margin-left="1.1063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1.6063in" fo:text-indent="-0.25in" fo:margin-left="1.6063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1063in" fo:text-indent="-0.25in" fo:margin-left="2.1063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2.6063in" fo:text-indent="-0.1252in" fo:margin-left="2.6063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3.1063in" fo:text-indent="-0.25in" fo:margin-left="3.1063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6063in" fo:text-indent="-0.25in" fo:margin-left="3.6063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4.1063in" fo:text-indent="-0.1252in" fo:margin-left="4.106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27z1" style:num-suffix=".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3" text:style-name="WW8Num27z1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"/>
      </text:list-level-style-bullet>
      <text:list-level-style-bullet text:level="6" text:style-name="WW8Num27z1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"/>
      </text:list-level-style-bullet>
      <text:list-level-style-bullet text:level="9" text:style-name="WW8Num27z1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8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8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 text:start-value="3">
        <style:list-level-properties text:list-level-position-and-space-mode="label-alignment">
          <style:list-level-label-alignment text:label-followed-by="listtab" text:list-tab-stop-position="1.0917in" fo:text-indent="-0.698in" fo:margin-left="1.0917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1.6437in" fo:text-indent="-0.1252in" fo:margin-left="1.6437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3.1437in" fo:text-indent="-0.1252in" fo:margin-left="3.1437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6437in" fo:text-indent="-0.25in" fo:margin-left="3.6437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1437in" fo:text-indent="-0.25in" fo:margin-left="4.1437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6437in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4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7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7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7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number text:level="1" text:style-name="WW8Num38z0" style:num-suffix="." style:num-format="1" text:start-value="3">
        <style:list-level-properties text:list-level-position-and-space-mode="label-alignment">
          <style:list-level-label-alignment text:label-followed-by="listtab" text:list-tab-stop-position="1.0917in" fo:text-indent="-0.698in" fo:margin-left="1.0917in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 text:start-value="3">
        <style:list-level-properties text:list-level-position-and-space-mode="label-alignment">
          <style:list-level-label-alignment text:label-followed-by="listtab" text:list-tab-stop-position="1.0917in" fo:text-indent="-0.698in" fo:margin-left="1.0917in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40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bullet text:level="1" text:style-name="WW8Num41z0" style:num-suffix="." text:bullet-char="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  <style:text-properties style:font-name="Wingdings"/>
      </text:list-level-style-bullet>
      <text:list-level-style-bullet text:level="2" text:style-name="WW8Num41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1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1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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  <style:text-properties style:font-name="Wingdings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1.248in" fo:text-indent="-0.25in" fo:margin-left="1.248in"/>
        </style:list-level-properties>
        <style:text-properties style:font-name="Courier New"/>
      </text:list-level-style-bullet>
      <text:list-level-style-bullet text:level="3" text:style-name="WW8Num42z0" style:num-suffix="." text:bullet-char="">
        <style:list-level-properties text:list-level-position-and-space-mode="label-alignment">
          <style:list-level-label-alignment text:label-followed-by="listtab" text:list-tab-stop-position="1.748in" fo:text-indent="-0.25in" fo:margin-left="1.748in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2.248in" fo:text-indent="-0.25in" fo:margin-left="2.248in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2.748in" fo:text-indent="-0.25in" fo:margin-left="2.748in"/>
        </style:list-level-properties>
        <style:text-properties style:font-name="Courier New"/>
      </text:list-level-style-bullet>
      <text:list-level-style-bullet text:level="6" text:style-name="WW8Num42z0" style:num-suffix="." text:bullet-char="">
        <style:list-level-properties text:list-level-position-and-space-mode="label-alignment">
          <style:list-level-label-alignment text:label-followed-by="listtab" text:list-tab-stop-position="3.248in" fo:text-indent="-0.25in" fo:margin-left="3.248in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3.748in" fo:text-indent="-0.25in" fo:margin-left="3.748in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4.248in" fo:text-indent="-0.25in" fo:margin-left="4.248in"/>
        </style:list-level-properties>
        <style:text-properties style:font-name="Courier New"/>
      </text:list-level-style-bullet>
      <text:list-level-style-bullet text:level="9" text:style-name="WW8Num42z0" style:num-suffix="." text:bullet-char="">
        <style:list-level-properties text:list-level-position-and-space-mode="label-alignment">
          <style:list-level-label-alignment text:label-followed-by="listtab" text:list-tab-stop-position="4.748in" fo:text-indent="-0.25in" fo:margin-left="4.7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 text:start-value="3">
        <style:list-level-properties text:list-level-position-and-space-mode="label-alignment">
          <style:list-level-label-alignment text:label-followed-by="listtab" text:list-tab-stop-position="1.1902in" fo:text-indent="-0.698in" fo:margin-left="1.1902in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984in" fo:text-indent="-0.25in" fo:margin-left="1.0984in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1.5984in" fo:text-indent="-0.1252in" fo:margin-left="1.5984in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2.0984in" fo:text-indent="-0.25in" fo:margin-left="2.0984in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984in" fo:text-indent="-0.25in" fo:margin-left="2.5984in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3.0984in" fo:text-indent="-0.1252in" fo:margin-left="3.0984in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3.5984in" fo:text-indent="-0.25in" fo:margin-left="3.5984in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984in" fo:text-indent="-0.25in" fo:margin-left="4.0984in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4.5984in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2076in" fo:margin-left="-0.2076in" table:align="left" style:writing-mode="lr-tb"/>
    </style:style>
    <style:style style:name="Table1.A" style:family="table-column">
      <style:table-column-properties style:column-width="0.3944in"/>
    </style:style>
    <style:style style:name="Table1.B" style:family="table-column">
      <style:table-column-properties style:column-width="0.4924in"/>
    </style:style>
    <style:style style:name="Table1.C" style:family="table-column">
      <style:table-column-properties style:column-width="0.8854in"/>
    </style:style>
    <style:style style:name="Table1.D" style:family="table-column">
      <style:table-column-properties style:column-width="0.591in"/>
    </style:style>
    <style:style style:name="Table1.F" style:family="table-column">
      <style:table-column-properties style:column-width="2.2167in"/>
    </style:style>
    <style:style style:name="Table1.G" style:family="table-column">
      <style:table-column-properties style:column-width="0.2083in"/>
    </style:style>
    <style:style style:name="Table1.I" style:family="table-column">
      <style:table-column-properties style:column-width="0.2208in"/>
    </style:style>
    <style:style style:name="Table1.J" style:family="table-column">
      <style:table-column-properties style:column-width="0.6896in"/>
    </style:style>
    <style:style style:name="Table1.K" style:family="table-column">
      <style:table-column-properties style:column-width="0.8083in"/>
    </style:style>
    <style:style style:name="Table1.1" style:family="table-row">
      <style:table-row-properties style:min-row-height="0.205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1.F1" style:family="table-cell">
      <style:table-cell-properties style:vertical-align="middle" fo:padding-left="0.075in" fo:padding-right="0.075in" fo:padding-top="0in" fo:padding-bottom="0in" fo:border="1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none" style:writing-mode="lr-tb"/>
    </style:style>
    <style:style style:name="Table1.A3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1.4" style:family="table-row">
      <style:table-row-properties style:min-row-height="0.2063in" fo:keep-together="always"/>
    </style:style>
    <style:style style:name="Table1.A5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1.A8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2" style:family="table">
      <style:table-properties style:width="7.2076in" fo:margin-left="-0.2076in" table:align="left" style:writing-mode="lr-tb"/>
    </style:style>
    <style:style style:name="Table2.A" style:family="table-column">
      <style:table-column-properties style:column-width="0.3944in"/>
    </style:style>
    <style:style style:name="Table2.B" style:family="table-column">
      <style:table-column-properties style:column-width="0.4924in"/>
    </style:style>
    <style:style style:name="Table2.C" style:family="table-column">
      <style:table-column-properties style:column-width="0.8854in"/>
    </style:style>
    <style:style style:name="Table2.D" style:family="table-column">
      <style:table-column-properties style:column-width="0.591in"/>
    </style:style>
    <style:style style:name="Table2.F" style:family="table-column">
      <style:table-column-properties style:column-width="3.8389in"/>
    </style:style>
    <style:style style:name="Table2.G" style:family="table-column">
      <style:table-column-properties style:column-width="0.5132in"/>
    </style:style>
    <style:style style:name="Table2.1" style:family="table-row">
      <style:table-row-properties style:min-row-height="0.1792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G1" style:family="table-cell">
      <style:table-cell-properties style:vertical-align="middle" fo:padding-left="0.075in" fo:padding-right="0.075in" fo:padding-top="0in" fo:padding-bottom="0in" fo:border="1.5pt solid #000000" style:writing-mode="lr-tb"/>
    </style:style>
    <style:style style:name="Table2.A2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1.5pt solid #000000" fo:border-right="none" fo:border-top="1pt solid #000000" fo:border-bottom="1.5pt solid #000000" style:writing-mode="lr-tb"/>
    </style:style>
    <style:style style:name="Table2.G2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0.7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MP1" style:family="paragraph" style:parent-style-name="Standard">
      <style:text-properties fo:font-size="10pt" fo:language="en" fo:country="US" style:font-size-asian="10pt" style:language-asian="en" style:country-asian="US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 style:parent-style-name="Standard">
      <style:paragraph-properties style:snap-to-layout-grid="false"/>
      <style:text-properties fo:font-size="8pt" style:font-size-asian="8pt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6" style:family="paragraph" style:parent-style-name="Standard">
      <style:paragraph-properties fo:margin-left="-0.0752in" fo:margin-right="-0.0752in" fo:text-align="center" style:justify-single-word="false" fo:text-indent="0in" style:auto-text-indent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MP7" style:family="paragraph" style:parent-style-name="Standard">
      <style:text-properties style:font-name="Arial" fo:font-size="9pt" style:font-size-asian="9pt" style:font-name-complex="Arial"/>
    </style:style>
    <style:style style:name="MP8" style:family="paragraph" style:parent-style-name="Standard">
      <style:text-properties style:font-name="Arial" fo:font-size="9pt" fo:font-style="italic" fo:font-weight="bold" officeooo:rsid="001d4feb" officeooo:paragraph-rsid="001d4feb" style:font-size-asian="9pt" style:font-style-asian="italic" style:font-weight-asian="bold" style:font-name-complex="Arial"/>
    </style:style>
    <style:style style:name="MP9" style:family="paragraph" style:parent-style-name="Standard">
      <style:paragraph-properties style:snap-to-layout-grid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MP10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MP11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bold" officeooo:rsid="001d4feb" officeooo:paragraph-rsid="001d4feb" style:font-size-asian="11pt" style:font-style-asian="italic" style:font-weight-asian="bold" style:font-name-complex="Arial" style:font-size-complex="11pt"/>
    </style:style>
    <style:style style:name="MP1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MP13" style:family="paragraph" style:parent-style-name="Standard">
      <style:paragraph-properties fo:margin-left="-0.0902in" fo:margin-right="-0.0783in" fo:text-align="center" style:justify-single-word="false" fo:text-indent="0in" style:auto-text-indent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MP14" style:family="paragraph" style:parent-style-name="Standard">
      <style:paragraph-properties style:snap-to-layout-grid="false"/>
      <style:text-properties fo:font-size="9pt" style:font-size-asian="9pt"/>
    </style:style>
    <style:style style:name="MP15" style:family="paragraph" style:parent-style-name="Standard">
      <style:paragraph-properties fo:margin-left="-0.0902in" fo:margin-right="-0.0783in" fo:text-align="center" style:justify-single-word="false" fo:text-indent="0in" style:auto-text-indent="false" style:snap-to-layout-grid="false"/>
      <style:text-properties fo:font-size="9pt" style:font-size-asian="9pt"/>
    </style:style>
    <style:style style:name="MP16" style:family="paragraph" style:parent-style-name="Standard">
      <style:paragraph-properties fo:margin-left="-0.0902in" fo:margin-right="-0.0783in" fo:text-align="center" style:justify-single-word="false" fo:text-indent="0in" style:auto-text-indent="false"/>
      <style:text-properties style:font-name="Arial" fo:font-size="9pt" fo:font-weight="bold" officeooo:rsid="002533a5" officeooo:paragraph-rsid="002533a5" style:font-size-asian="9pt" style:font-weight-asian="bold" style:font-name-complex="Arial"/>
    </style:style>
    <style:style style:name="MP17" style:family="paragraph" style:parent-style-name="Standard">
      <style:paragraph-properties fo:margin-left="-0.0902in" fo:margin-right="-0.0783in" fo:text-align="center" style:justify-single-word="false" fo:text-indent="0in" style:auto-text-indent="false" style:snap-to-layout-grid="false"/>
      <style:text-properties style:font-name="Arial" fo:font-size="9pt" fo:font-weight="bold" officeooo:rsid="0025e8a9" officeooo:paragraph-rsid="0025e8a9" style:font-size-asian="9pt" style:font-weight-asian="bold" style:font-name-complex="Arial"/>
    </style:style>
    <style:style style:name="MP18" style:family="paragraph" style:parent-style-name="Standard">
      <style:paragraph-properties style:snap-to-layout-grid="false"/>
      <style:text-properties style:font-name="Arial" fo:font-size="9pt" fo:font-style="italic" fo:font-weight="bold" officeooo:rsid="0021928e" officeooo:paragraph-rsid="0020e8d2" style:font-size-asian="9pt" style:font-style-asian="italic" style:font-weight-asian="bold" style:font-name-complex="Arial"/>
    </style:style>
    <style:style style:name="MP19" style:family="paragraph" style:parent-style-name="Standard">
      <style:paragraph-properties fo:text-align="center" style:justify-single-word="false"/>
      <style:text-properties style:font-name="Arial" officeooo:rsid="001d4feb" officeooo:paragraph-rsid="001d4feb" style:font-name-complex="Arial"/>
    </style:style>
    <style:style style:name="MP20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MP21" style:family="paragraph" style:parent-style-name="Standard">
      <style:paragraph-properties style:snap-to-layout-grid="false"/>
      <style:text-properties style:font-name="Arial" fo:font-size="9pt" fo:font-style="italic" fo:font-weight="bold" officeooo:rsid="00202aab" officeooo:paragraph-rsid="00202aab" style:font-size-asian="9pt" style:font-style-asian="italic" style:font-weight-asian="bold" style:font-name-complex="Arial"/>
    </style:style>
    <style:style style:name="MP22" style:family="paragraph" style:parent-style-name="Standard">
      <style:paragraph-properties style:snap-to-layout-grid="false"/>
      <style:text-properties style:font-name="Arial" fo:font-size="9pt" fo:language="ro" fo:country="MD" fo:font-style="italic" fo:font-weight="bold" style:font-size-asian="9pt" style:font-style-asian="italic" style:font-weight-asian="bold" style:font-name-complex="Arial"/>
    </style:style>
    <style:style style:name="MP23" style:family="paragraph" style:parent-style-name="Standard">
      <style:text-properties fo:font-size="2pt" style:font-size-asian="2pt"/>
    </style:style>
    <style:style style:name="MP24" style:family="paragraph" style:parent-style-name="Standard">
      <style:paragraph-properties style:snap-to-layout-grid="false"/>
      <style:text-properties fo:font-size="8pt" fo:language="en" fo:country="US" style:font-size-asian="8pt"/>
    </style:style>
    <style:style style:name="MP25" style:family="paragraph" style:parent-style-name="Standard">
      <style:paragraph-properties fo:text-align="center" style:justify-single-word="false" style:snap-to-layout-grid="false"/>
      <style:text-properties fo:font-size="8pt" fo:language="en" fo:country="US" style:font-size-asian="8pt"/>
    </style:style>
    <style:style style:name="MP26" style:family="paragraph" style:parent-style-name="Standard">
      <style:paragraph-properties fo:text-align="center" style:justify-single-word="false" style:snap-to-layout-grid="false"/>
      <style:text-properties style:font-name="Arial" fo:font-size="14pt" fo:language="en" fo:country="US" style:font-name-asian="Calibri" style:font-size-asian="14pt" style:font-name-complex="Arial"/>
    </style:style>
    <style:style style:name="MP27" style:family="paragraph" style:parent-style-name="Standard">
      <style:paragraph-properties fo:margin-top="0.0417in" fo:margin-bottom="0in" loext:contextual-spacing="false" fo:text-align="center" style:justify-single-word="false"/>
      <style:text-properties style:font-name="Arial" fo:font-size="14pt" fo:language="en" fo:country="US" fo:font-style="italic" style:font-name-asian="Calibri" style:font-size-asian="14pt" style:font-style-asian="italic" style:font-name-complex="Arial" style:font-size-complex="14pt"/>
    </style:style>
    <style:style style:name="MP28" style:family="paragraph" style:parent-style-name="Standard">
      <style:paragraph-properties fo:margin-left="-0.0752in" fo:margin-right="-0.0752in" fo:margin-top="0.028in" fo:margin-bottom="0in" loext:contextual-spacing="false" fo:text-align="center" style:justify-single-word="false" fo:text-indent="0in" style:auto-text-indent="false"/>
      <style:text-properties style:font-name="Arial" fo:font-size="8pt" fo:font-style="italic" fo:font-weight="bold" style:font-size-asian="8pt" style:font-style-asian="italic" style:font-weight-asian="bold" style:font-name-complex="Arial"/>
    </style:style>
    <style:style style:name="MP29" style:family="paragraph" style:parent-style-name="Standard">
      <style:paragraph-properties style:snap-to-layout-grid="false"/>
      <style:text-properties style:font-name="Arial" fo:font-size="8pt" fo:font-style="italic" fo:font-weight="bold" style:font-size-asian="8pt" style:font-style-asian="italic" style:font-weight-asian="bold" style:font-name-complex="Arial"/>
    </style:style>
    <style:style style:name="MP30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MP31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32" style:family="paragraph" style:parent-style-name="Standard">
      <style:paragraph-properties fo:text-align="center" style:justify-single-word="false"/>
      <style:text-properties style:font-name="Arial" fo:font-size="8pt" fo:language="en" fo:country="US" fo:font-style="italic" fo:font-weight="bold" style:font-size-asian="8pt" style:font-style-asian="italic" style:font-weight-asian="bold" style:font-name-complex="Arial"/>
    </style:style>
    <style:style style:name="MP33" style:family="paragraph" style:parent-style-name="Standard">
      <style:text-properties fo:font-size="2pt" fo:language="en" fo:country="US" style:font-size-asian="2pt"/>
    </style:style>
    <style:style style:name="MT1" style:family="text">
      <style:text-properties style:font-name="Arial" fo:font-size="14pt" fo:language="en" fo:country="US" style:font-name-asian="Calibri" style:font-size-asian="14pt" style:font-name-complex="Arial"/>
    </style:style>
    <style:style style:name="MT2" style:family="text">
      <style:text-properties style:font-name="Arial" fo:font-size="14pt" fo:language="en" fo:country="US" style:font-name-asian="Calibri" style:font-size-asian="14pt" style:font-name-complex="Arial" style:font-size-complex="14pt"/>
    </style:style>
    <style:style style:name="MT3" style:family="text">
      <style:text-properties style:font-name="Arial" fo:font-size="14pt" style:font-name-asian="Calibri" style:font-size-asian="14pt" style:font-name-complex="Arial" style:font-size-complex="14pt"/>
    </style:style>
    <style:style style:name="MT4" style:family="text">
      <style:text-properties style:font-name="Arial" fo:font-size="14pt" officeooo:rsid="001d4feb" style:font-name-asian="Calibri" style:font-size-asian="14pt" style:font-name-complex="Arial" style:font-size-complex="14pt"/>
    </style:style>
    <style:style style:name="MT5" style:family="text">
      <style:text-properties style:font-name="Arial" fo:font-size="14pt" style:font-name-asian="Calibri" style:font-size-asian="14pt" style:font-name-complex="Arial"/>
    </style:style>
    <style:style style:name="MT6" style:family="text">
      <style:text-properties officeooo:rsid="00273390"/>
    </style:style>
    <style:style style:name="MT7" style:family="text">
      <style:text-properties style:font-name="Arial" style:font-name-complex="Arial"/>
    </style:style>
    <style:style style:name="MT8" style:family="text">
      <style:text-properties style:font-name="Arial" officeooo:rsid="001d4feb" style:font-name-complex="Arial"/>
    </style:style>
    <style:style style:name="MT9" style:family="text"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MT10" style:family="text">
      <style:text-properties style:font-name="Arial" fo:font-size="9pt" fo:language="ro" fo:country="MD" fo:font-style="italic" fo:font-weight="bold" style:font-size-asian="9pt" style:font-style-asian="italic" style:font-weight-asian="bold" style:font-name-complex="Arial"/>
    </style:style>
    <style:style style:name="Mgr1" style:family="graphic">
      <style:graphic-properties draw:stroke="solid" svg:stroke-width="0.0209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1575in" fo:margin-bottom="0.1972in" fo:margin-left="0.9846in" fo:margin-right="0.3937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46in" fo:margin-left="0in" fo:margin-right="0in" fo:margin-bottom="0.2957in" style:dynamic-spacing="true"/>
      </style:header-style>
      <style:footer-style>
        <style:header-footer-properties fo:min-height="0.8854in" fo:margin-left="0in" fo:margin-right="0in" fo:margin-top="0.846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line text:anchor-type="char" draw:z-index="2" draw:style-name="Mgr1" draw:text-style-name="MP2" svg:x1="-0.2134in" svg:y1="0.1339in" svg:x2="6.9941in" svg:y2="0.1339in"><text:p/></draw:line><draw:line text:anchor-type="char" draw:z-index="1" draw:style-name="Mgr1" draw:text-style-name="MP2" svg:x1="6.9854in" svg:y1="0.1429in" svg:x2="6.9898in" svg:y2="11.2594in"><text:p/></draw:line><draw:line text:anchor-type="char" draw:z-index="0" draw:style-name="Mgr1" draw:text-style-name="MP2" svg:x1="-0.2035in" svg:y1="0.128in" svg:x2="-0.2035in" svg:y2="11.2843in"><text:p/></draw:line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B"/>
          <table:table-column table:style-name="Table1.F"/>
          <table:table-column table:style-name="Table1.G" table:number-columns-repeated="2"/>
          <table:table-column table:style-name="Table1.I"/>
          <table:table-column table:style-name="Table1.J"/>
          <table:table-column table:style-name="Table1.K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3"/>
            </table:table-cell>
            <table:table-cell table:style-name="Table1.F1" table:number-rows-spanned="3" table:number-columns-spanned="6" office:value-type="string">
              <text:p text:style-name="MP4"><text:span text:style-name="MT1">UTM</text:span><text:span text:style-name="MT2"> </text:span><text:span text:style-name="MT3">526.2.</text:span><text:span text:style-name="MT4">861</text:span><text:span text:style-name="MT5"> </text:span><text:span text:style-name="MT1">ME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MP5"/>
            </table:table-cell>
            <table:table-cell table:style-name="Table1.A2" office:value-type="string">
              <text:p text:style-name="MP3"/>
            </table:table-cell>
            <table:table-cell table:style-name="Table1.A2" office:value-type="string">
              <text:p text:style-name="MP3"/>
            </table:table-cell>
            <table:table-cell table:style-name="Table1.A2" office:value-type="string">
              <text:p text:style-name="MP3"/>
            </table:table-cell>
            <table:table-cell table:style-name="Table1.A2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3" office:value-type="string">
              <text:p text:style-name="MP6">Mod.</text:p>
            </table:table-cell>
            <table:table-cell table:style-name="Table1.A3" office:value-type="string">
              <text:p text:style-name="MP6">Coala</text:p>
            </table:table-cell>
            <table:table-cell table:style-name="Table1.A3" office:value-type="string">
              <text:p text:style-name="MP6">Nr. document</text:p>
            </table:table-cell>
            <table:table-cell table:style-name="Table1.A3" office:value-type="string">
              <text:p text:style-name="MP6">Semnăt.</text:p>
            </table:table-cell>
            <table:table-cell table:style-name="Table1.A3" office:value-type="string">
              <text:p text:style-name="MP6">Dat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1" table:number-columns-spanned="2" office:value-type="string">
              <text:p text:style-name="MP7">Elaborat</text:p>
            </table:table-cell>
            <table:covered-table-cell/>
            <table:table-cell table:style-name="Table1.A1" office:value-type="string">
              <text:p text:style-name="MP8"><text:span text:style-name="MT6">Placinta</text:span> A.</text:p>
            </table:table-cell>
            <table:table-cell table:style-name="Table1.A1" office:value-type="string">
              <text:p text:style-name="MP9"/>
            </table:table-cell>
            <table:table-cell table:style-name="Table1.A1" office:value-type="string">
              <text:p text:style-name="MP10"/>
            </table:table-cell>
            <table:table-cell table:style-name="Table1.A3" table:number-rows-spanned="5" office:value-type="string">
              <text:p text:style-name="MP11">„<text:span text:style-name="MT6">OPENMONEY</text:span>” <text:span text:style-name="MT6">procesarea achizitiilor publice</text:span></text:p>
            </table:table-cell>
            <table:table-cell table:style-name="Table1.A3" table:number-columns-spanned="3" office:value-type="string">
              <text:p text:style-name="MP12">Litera</text:p>
            </table:table-cell>
            <table:covered-table-cell/>
            <table:covered-table-cell/>
            <table:table-cell table:style-name="Table1.A3" office:value-type="string">
              <text:p text:style-name="MP13">Coala</text:p>
            </table:table-cell>
            <table:table-cell table:style-name="Table1.F1" office:value-type="string">
              <text:p text:style-name="MP13">Coli</text:p>
            </table:table-cell>
          </table:table-row>
          <table:table-row table:style-name="Table1.1">
            <table:table-cell table:style-name="Table1.A5" table:number-columns-spanned="2" office:value-type="string">
              <text:p text:style-name="MP7">Conducător</text:p>
            </table:table-cell>
            <table:covered-table-cell/>
            <table:table-cell table:style-name="Table1.A5" office:value-type="string">
              <text:p text:style-name="MP8">Ciorbă D.</text:p>
            </table:table-cell>
            <table:table-cell table:style-name="Table1.A5" office:value-type="string">
              <text:p text:style-name="MP9"/>
            </table:table-cell>
            <table:table-cell table:style-name="Table1.A5" office:value-type="string">
              <text:p text:style-name="MP14"/>
            </table:table-cell>
            <table:covered-table-cell/>
            <table:table-cell table:style-name="Table1.A3" office:value-type="string">
              <text:p text:style-name="MP15"/>
            </table:table-cell>
            <table:table-cell table:style-name="Table1.A3" office:value-type="string">
              <text:p text:style-name="MP15"/>
            </table:table-cell>
            <table:table-cell table:style-name="Table1.A3" office:value-type="string">
              <text:p text:style-name="MP15"/>
            </table:table-cell>
            <table:table-cell table:style-name="Table1.A3" office:value-type="string">
              <text:p text:style-name="MP16">8</text:p>
            </table:table-cell>
            <table:table-cell table:style-name="Table1.F1" office:value-type="string">
              <text:p text:style-name="MP17">102</text:p>
            </table:table-cell>
          </table:table-row>
          <table:table-row table:style-name="Table1.1">
            <table:table-cell table:style-name="Table1.A5" table:number-columns-spanned="2" office:value-type="string">
              <text:p text:style-name="MP7">Consultant</text:p>
            </table:table-cell>
            <table:covered-table-cell/>
            <table:table-cell table:style-name="Table1.A5" office:value-type="string">
              <text:p text:style-name="MP18">Melnic R.</text:p>
            </table:table-cell>
            <table:table-cell table:style-name="Table1.A5" office:value-type="string">
              <text:p text:style-name="MP9"/>
            </table:table-cell>
            <table:table-cell table:style-name="Table1.A5" office:value-type="string">
              <text:p text:style-name="MP14"/>
            </table:table-cell>
            <table:covered-table-cell/>
            <table:table-cell table:style-name="Table1.F1" table:number-rows-spanned="3" table:number-columns-spanned="5" office:value-type="string">
              <text:p text:style-name="MP4"><text:span text:style-name="MT7">UT</text:span><text:span text:style-name="MT8">M <text:s/></text:span><text:span text:style-name="MT7">FCIM</text:span></text:p>
              <text:p text:style-name="MP19">FAF – 131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5" table:number-columns-spanned="2" office:value-type="string">
              <text:p text:style-name="MP20"/>
            </table:table-cell>
            <table:covered-table-cell/>
            <table:table-cell table:style-name="Table1.A5" office:value-type="string">
              <text:p text:style-name="MP21"/>
            </table:table-cell>
            <table:table-cell table:style-name="Table1.A5" office:value-type="string">
              <text:p text:style-name="MP9"/>
            </table:table-cell>
            <table:table-cell table:style-name="Table1.A5" office:value-type="string">
              <text:p text:style-name="M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8" table:number-columns-spanned="2" office:value-type="string">
              <text:p text:style-name="MP7">Aprobat</text:p>
            </table:table-cell>
            <table:covered-table-cell/>
            <table:table-cell table:style-name="Table1.A8" office:value-type="string">
              <text:p text:style-name="Standard"><text:span text:style-name="MT9">Ciorb</text:span><text:span text:style-name="MT10">ă D.</text:span></text:p>
            </table:table-cell>
            <table:table-cell table:style-name="Table1.A8" office:value-type="string">
              <text:p text:style-name="MP22"/>
            </table:table-cell>
            <table:table-cell table:style-name="Table1.A8" office:value-type="string">
              <text:p text:style-name="M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23"/>
      </style:footer>
    </style:master-page>
    <style:master-page style:name="Convert_20_1" style:display-name="Convert 1" style:page-layout-name="Mpm1">
      <style:header>
        <text:p text:style-name="MP1"><draw:line text:anchor-type="char" draw:z-index="5" draw:style-name="Mgr1" draw:text-style-name="MP2" svg:x1="-0.2134in" svg:y1="0.1339in" svg:x2="6.9941in" svg:y2="0.1339in"><text:p/></draw:line><draw:line text:anchor-type="char" draw:z-index="4" draw:style-name="Mgr1" draw:text-style-name="MP2" svg:x1="6.9854in" svg:y1="0.1429in" svg:x2="6.9898in" svg:y2="11.2594in"><text:p/></draw:line><draw:line text:anchor-type="char" draw:z-index="3" draw:style-name="Mgr1" draw:text-style-name="MP2" svg:x1="-0.2035in" svg:y1="0.128in" svg:x2="-0.2035in" svg:y2="11.2843in"><text:p/></draw:line></text:p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B"/>
          <table:table-column table:style-name="Table2.F"/>
          <table:table-column table:style-name="Table2.G"/>
          <table:table-row table:style-name="Table2.1">
            <table:table-cell table:style-name="Table2.A1" office:value-type="string">
              <text:p text:style-name="MP24"/>
            </table:table-cell>
            <table:table-cell table:style-name="Table2.A1" office:value-type="string">
              <text:p text:style-name="MP25"/>
            </table:table-cell>
            <table:table-cell table:style-name="Table2.A1" office:value-type="string">
              <text:p text:style-name="MP25"/>
            </table:table-cell>
            <table:table-cell table:style-name="Table2.D1" office:value-type="string">
              <text:p text:style-name="MP25"/>
            </table:table-cell>
            <table:table-cell table:style-name="Table2.D1" office:value-type="string">
              <text:p text:style-name="MP25"/>
            </table:table-cell>
            <table:table-cell table:style-name="Table2.A1" table:number-rows-spanned="3" office:value-type="string">
              <text:p text:style-name="MP26"/>
              <text:p text:style-name="MP4"><text:span text:style-name="MT1">UTM</text:span><text:span text:style-name="MT2"> </text:span><text:span text:style-name="MT3">526.2.</text:span><text:span text:style-name="MT5">XXX </text:span><text:span text:style-name="MT1">ME</text:span></text:p>
              <text:p text:style-name="MP27"/>
            </table:table-cell>
            <table:table-cell table:style-name="Table2.G1" office:value-type="string">
              <text:p text:style-name="MP28">Coala</text:p>
            </table:table-cell>
          </table:table-row>
          <table:table-row table:style-name="Table2.1">
            <table:table-cell table:style-name="Table2.A2" office:value-type="string">
              <text:p text:style-name="MP29"/>
            </table:table-cell>
            <table:table-cell table:style-name="Table2.A2" office:value-type="string">
              <text:p text:style-name="MP30"/>
            </table:table-cell>
            <table:table-cell table:style-name="Table2.A2" office:value-type="string">
              <text:p text:style-name="MP30"/>
            </table:table-cell>
            <table:table-cell table:style-name="Table2.D2" office:value-type="string">
              <text:p text:style-name="MP30"/>
            </table:table-cell>
            <table:table-cell table:style-name="Table2.D2" office:value-type="string">
              <text:p text:style-name="MP30"/>
            </table:table-cell>
            <table:covered-table-cell/>
            <table:table-cell table:style-name="Table2.G2" table:number-rows-spanned="2" office:value-type="string">
              <text:p text:style-name="MP31">10</text:p>
            </table:table-cell>
          </table:table-row>
          <table:table-row table:style-name="Table2.1">
            <table:table-cell table:style-name="Table2.A3" office:value-type="string">
              <text:p text:style-name="MP32">Mod</text:p>
            </table:table-cell>
            <table:table-cell table:style-name="Table2.A3" office:value-type="string">
              <text:p text:style-name="MP32">Coala</text:p>
            </table:table-cell>
            <table:table-cell table:style-name="Table2.A3" office:value-type="string">
              <text:p text:style-name="MP32">Nr. document</text:p>
            </table:table-cell>
            <table:table-cell table:style-name="Table2.D3" office:value-type="string">
              <text:p text:style-name="MP32">Semnăt.</text:p>
            </table:table-cell>
            <table:table-cell table:style-name="Table2.D3" office:value-type="string">
              <text:p text:style-name="MP32">Data</text:p>
            </table:table-cell>
            <table:covered-table-cell/>
            <table:covered-table-cell/>
          </table:table-row>
        </table:table>
        <text:p text:style-name="MP33"/>
      </style:footer>
    </style:master-page>
    <style:master-page style:name="Convert_20_2" style:display-name="Convert 2" style:page-layout-name="Mpm2">
      <style:header>
        <text:p text:style-name="Standard"/>
      </style:header>
      <style:footer>
        <text:p text:style-name="MP3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enar Indicatori</dc:title>
    <dc:description>www.master.utm.md
www.energyplus.utm.md
www.dmc.utm.md</dc:description>
    <meta:initial-creator>508</meta:initial-creator>
    <meta:creation-date>2016-08-31T01:45:00</meta:creation-date>
    <dc:date>2017-05-29T17:05:14.611174082</dc:date>
    <meta:print-date>2012-05-30T12:34:00</meta:print-date>
    <meta:editing-cycles>11</meta:editing-cycles>
    <meta:editing-duration>PT29M22S</meta:editing-duration>
    <meta:generator>LibreOffice/5.2.5.1$Linux_X86_64 LibreOffice_project/20m0$Build-1</meta:generator>
    <meta:document-statistic meta:table-count="2" meta:image-count="0" meta:object-count="0" meta:page-count="1" meta:paragraph-count="30" meta:word-count="45" meta:character-count="255" meta:non-whitespace-character-count="238"/>
  </office:meta>
</office:document-meta>
</file>